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 HotWater.h */</text:p>
      <text:p text:style-name="P3"/>
      <text:p text:style-name="P3">#define <text:s text:c="3"/>NUM_SCREENS <text:s text:c="10"/>6</text:p>
      <text:p text:style-name="P3">#define <text:s text:c="3"/>MENU_ON_SECONDS <text:s text:c="5"/>30</text:p>
      <text:p text:style-name="P3">#define <text:s text:c="3"/>BACK_LIGHT_TIMER_MIN 10</text:p>
      <text:p text:style-name="P3">#define <text:s text:c="3"/>NUM_DS18B20 <text:s text:c="10"/>5</text:p>
      <text:p text:style-name="P3">#define <text:s text:c="3"/>NUM_DS18B20_ADDRESS_BYTES <text:s/>8</text:p>
      <text:p text:style-name="P3">#define <text:s text:c="3"/>NUM_IP_ADDRESS_BYTES <text:s/>4</text:p>
      <text:p text:style-name="P3">#define <text:s text:c="3"/>NUM_MAC_ADDRESS_BYTES 6</text:p>
      <text:p text:style-name="P3">#define <text:s text:c="3"/>STIEBEL_TEMP_START <text:s/>107</text:p>
      <text:p text:style-name="P3"/>
      <text:p text:style-name="P3">/* I2C stuff */</text:p>
      <text:p text:style-name="P3">#define <text:s text:c="3"/>MASTER_ADDRESS 1</text:p>
      <text:p text:style-name="P3">#define <text:s text:c="3"/>SLAVE_ADDRESS 2</text:p>
      <text:p text:style-name="P3">#define <text:s text:c="3"/>CLOCK_ADDRESS 0x68 <text:s text:c="2"/>/* decimal 104 */</text:p>
      <text:p text:style-name="P3"/>
      <text:p text:style-name="P3">/* Offsets into the Menu-&gt;item structure in EEPROM */</text:p>
      <text:p text:style-name="P3">#define <text:s text:c="3"/>WTR1HS2GG3_LOC <text:s text:c="5"/>0</text:p>
      <text:p text:style-name="P3">#define <text:s text:c="3"/>AUTO_MAN_LOC <text:s text:c="7"/>1</text:p>
      <text:p text:style-name="P3">#define <text:s text:c="3"/>FREEZE_LOC <text:s text:c="9"/>2</text:p>
      <text:p text:style-name="P3">#define <text:s text:c="3"/>USE_TANK1_LOC <text:s text:c="6"/>3</text:p>
      <text:p text:style-name="P3">#define <text:s text:c="3"/>USE_TANK2_LOC <text:s text:c="6"/>4</text:p>
      <text:p text:style-name="P3">#define <text:s text:c="3"/>MAX_TANK_TEMP_LOC <text:s text:c="2"/>5</text:p>
      <text:p text:style-name="P3">#define <text:s text:c="3"/>TEMP_DIFF_MAX_LOC <text:s text:c="2"/>6</text:p>
      <text:p text:style-name="P3">#define <text:s text:c="3"/>TEMP_DIFF_MIN_LOC <text:s text:c="2"/>7</text:p>
      <text:p text:style-name="P3">#define <text:s text:c="3"/>HEAT_ENABLED_LOC <text:s text:c="3"/>8</text:p>
      <text:p text:style-name="P3">#define <text:s text:c="3"/>DUMP_TIME_HR_LOC <text:s text:c="3"/>9</text:p>
      <text:p text:style-name="P3">#define <text:s text:c="3"/>DUMP_TIME_MIN_LOC <text:s/>10</text:p>
      <text:p text:style-name="P3">#define <text:s text:c="3"/>ZONE_OFF_TIMER_LOC 11</text:p>
      <text:p text:style-name="P3">#define <text:s text:c="3"/>SENSOR_ERR_TH_LOC <text:s/>12</text:p>
      <text:p text:style-name="P3">#define <text:s text:c="3"/>END_SWTCH_SEC_LOC <text:s/>13</text:p>
      <text:p text:style-name="P3">#define <text:s text:c="3"/>IP_PORT_LOC <text:s text:c="7"/>14</text:p>
      <text:p text:style-name="P3">#define <text:s text:c="3"/>IP_ADDRESS1_LOC <text:s text:c="3"/>15</text:p>
      <text:p text:style-name="P3">#define <text:s text:c="3"/>MAC_ADDRESS1_LOC <text:s text:c="2"/>19</text:p>
      <text:p text:style-name="P3"/>
      <text:p text:style-name="P3">/* Offsets into the SensorsEE struct in EEPROM */</text:p>
      <text:p text:style-name="P3">#define <text:s text:c="3"/>COLLECTOR_LOC <text:s/>0</text:p>
      <text:p text:style-name="P3">#define <text:s text:c="3"/>T1TOP_LOC <text:s text:c="5"/>1</text:p>
      <text:p text:style-name="P3">#define <text:s text:c="3"/>T1BOT_LOC <text:s text:c="5"/>2</text:p>
      <text:p text:style-name="P3">#define <text:s text:c="3"/>T2TOP_LOC <text:s text:c="5"/>3</text:p>
      <text:p text:style-name="P3">#define <text:s text:c="3"/>T2BOT_LOC <text:s text:c="5"/>4</text:p>
      <text:p text:style-name="P3"/>
      <text:p text:style-name="P3">struct sensorEE {</text:p>
      <text:p text:style-name="P3"><text:s text:c="4"/>byte addr[NUM_DS18B20_ADDRESS_BYTES];</text:p>
      <text:p text:style-name="P3"><text:s text:c="4"/>char location[10];</text:p>
      <text:p text:style-name="P3">};</text:p>
      <text:p text:style-name="P3"/>
      <text:p text:style-name="P3">struct TempSensor {</text:p>
      <text:p text:style-name="P3"><text:s text:c="4"/>float temp;</text:p>
      <text:p text:style-name="P3"><text:s text:c="4"/>float avgsum;</text:p>
      <text:p text:style-name="P3"><text:s text:c="4"/>byte <text:s/>avgcnt; /* max of 255. each sensor is read every 5 seconds so get ~21minutes of reads */</text:p>
      <text:p text:style-name="P3"><text:s text:c="4"/>byte <text:s/>failcnt;</text:p>
      <text:p text:style-name="P3">};</text:p>
      <text:p text:style-name="P3"><text:soft-page-break/></text:p>
      <text:p text:style-name="P3">struct screens {</text:p>
      <text:p text:style-name="P3"><text:s text:c="4"/>char *ScreenName;</text:p>
      <text:p text:style-name="P3"><text:s text:c="4"/>void (*ScreenFunc)(byte, byte);</text:p>
      <text:p text:style-name="P3">};</text:p>
      <text:p text:style-name="P3"/>
      <text:p text:style-name="P3">struct sensorsEE {</text:p>
      <text:p text:style-name="P3"><text:s text:c="4"/>struct sensorEE Collector;</text:p>
      <text:p text:style-name="P3"><text:s text:c="4"/>struct sensorEE T1Top;</text:p>
      <text:p text:style-name="P3"><text:s text:c="4"/>struct sensorEE T1Bot;</text:p>
      <text:p text:style-name="P3"><text:s text:c="4"/>struct sensorEE T2Top;</text:p>
      <text:p text:style-name="P3"><text:s text:c="4"/>struct sensorEE T2Bot;</text:p>
      <text:p text:style-name="P3">};</text:p>
      <text:p text:style-name="P3"/>
      <text:p text:style-name="P3">struct item {</text:p>
      <text:p text:style-name="P3"><text:s text:c="4"/>char desc[12];</text:p>
      <text:p text:style-name="P3"><text:s text:c="4"/>byte min;</text:p>
      <text:p text:style-name="P3"><text:s text:c="4"/>byte max;</text:p>
      <text:p text:style-name="P3"><text:s text:c="4"/>byte dft;</text:p>
      <text:p text:style-name="P3"><text:s text:c="4"/>byte act;</text:p>
      <text:p text:style-name="P3">};</text:p>
      <text:p text:style-name="P3"/>
      <text:p text:style-name="P3">struct menu {</text:p>
      <text:p text:style-name="P3"><text:s text:c="4"/>struct item Wtr1Hs2Gg3;</text:p>
      <text:p text:style-name="P3"><text:s text:c="4"/>struct item AutoMan;</text:p>
      <text:p text:style-name="P3"><text:s text:c="4"/>struct item Freeze;</text:p>
      <text:p text:style-name="P3"><text:s text:c="4"/>struct item UseTank1;</text:p>
      <text:p text:style-name="P3"><text:s text:c="4"/>struct item UseTank2;</text:p>
      <text:p text:style-name="P3"><text:s text:c="4"/>struct item MaxTankTemp;</text:p>
      <text:p text:style-name="P3"><text:s text:c="4"/>struct item TempDiffMax;</text:p>
      <text:p text:style-name="P3"><text:s text:c="4"/>struct item TempDiffMin;</text:p>
      <text:p text:style-name="P3"><text:s text:c="4"/>struct item HeatEnable;</text:p>
      <text:p text:style-name="P3"><text:s text:c="4"/>struct item DumpTimeHr;</text:p>
      <text:p text:style-name="P3"><text:s text:c="4"/>struct item DumpTimeMin;</text:p>
      <text:p text:style-name="P3"><text:s text:c="4"/>struct item ZoneOffTimer;</text:p>
      <text:p text:style-name="P3"><text:s text:c="4"/>struct item SensorErrTh;</text:p>
      <text:p text:style-name="P3"><text:s text:c="4"/>struct item EndSwtchSec;</text:p>
      <text:p text:style-name="P3"><text:s text:c="4"/>struct item IPport;</text:p>
      <text:p text:style-name="P3"><text:s text:c="4"/>struct item IP1;</text:p>
      <text:p text:style-name="P3"><text:s text:c="4"/>struct item IP2;</text:p>
      <text:p text:style-name="P3"><text:s text:c="4"/>struct item IP3;</text:p>
      <text:p text:style-name="P3"><text:s text:c="4"/>struct item IP4;</text:p>
      <text:p text:style-name="P3"><text:s text:c="4"/>struct item MAC1;</text:p>
      <text:p text:style-name="P3"><text:s text:c="4"/>struct item MAC2;</text:p>
      <text:p text:style-name="P3"><text:s text:c="4"/>struct item MAC3;</text:p>
      <text:p text:style-name="P3"><text:s text:c="4"/>struct item MAC4;</text:p>
      <text:p text:style-name="P3"><text:s text:c="4"/>struct item MAC5;</text:p>
      <text:p text:style-name="P3"><text:s text:c="4"/>struct item MAC6;</text:p>
      <text:p text:style-name="P3">};</text:p>
      <text:p text:style-name="P3"/>
      <text:p text:style-name="P3">struct slave_status {</text:p>
      <text:p text:style-name="P3"><text:s text:c="4"/>byte <text:s text:c="3"/>pin;</text:p>
      <text:p text:style-name="P3"><text:s text:c="4"/>boolean state;</text:p>
      <text:p text:style-name="P3"><text:soft-page-break/><text:s text:c="4"/>unsigned long start_millis;</text:p>
      <text:p text:style-name="P3"><text:s text:c="4"/>unsigned long elapsed_millis;</text:p>
      <text:p text:style-name="P3"><text:s text:c="4"/>char <text:s text:c="3"/>desc[7];</text:p>
      <text:p text:style-name="P3">};</text:p>
      <text:p text:style-name="P3"/>
      <text:p text:style-name="P3">/* Button Inputs */</text:p>
      <text:p text:style-name="P3">#define <text:s text:c="3"/>BACKBUTTONPIN <text:s text:c="3"/>5</text:p>
      <text:p text:style-name="P3">#define <text:s text:c="3"/>UPBUTTONPIN <text:s text:c="5"/>6</text:p>
      <text:p text:style-name="P3">#define <text:s text:c="3"/>DNBUTTONPIN <text:s text:c="5"/>7</text:p>
      <text:p text:style-name="P3">#define <text:s text:c="3"/>SAVEBUTTONPIN <text:s text:c="3"/>8</text:p>
      <text:p text:style-name="P3"/>
      <text:p text:style-name="P3">/* Heat Enabled inputs */</text:p>
      <text:p text:style-name="P3">#define <text:s text:c="3"/>HeatEnabledPin <text:s text:c="2"/>3</text:p>
      <text:p text:style-name="P3"/>
      <text:p text:style-name="P3">/* Zone Valve End Switches */</text:p>
      <text:p text:style-name="P3">#define <text:s text:c="3"/>ZoneValveEndSwitchPin 17</text:p>
      <text:p text:style-name="P3">#define <text:s text:c="3"/>WizNetResetPin <text:s text:c="8"/>9</text:p>
      <text:p text:style-name="P3"/>
      <text:p text:style-name="P3">/* DS18B20 temp sensor input pin */</text:p>
      <text:p text:style-name="P3">#define <text:s text:c="3"/>DSTempSensors1Pin <text:s text:c="4"/>4</text:p>
      <text:p text:style-name="P3">#define <text:s text:c="3"/>DSTempSensors2Pin <text:s text:c="4"/>2 /* Collector temp sensor */</text:p>
      <text:p text:style-name="P3"/>
      <text:p text:style-name="P3">/* Slave Pin outputs */</text:p>
      <text:p text:style-name="P3">#define <text:s text:c="3"/>NUM_SLAVE_PINS <text:s text:c="7"/>9</text:p>
      <text:p text:style-name="P3">#define <text:s text:c="3"/>PUMP_PIN <text:s text:c="12"/>17</text:p>
      <text:p text:style-name="P3">#define <text:s text:c="3"/>PUMP_GARAGE_PIN <text:s text:c="5"/>16</text:p>
      <text:p text:style-name="P3">#define <text:s text:c="3"/>ZONE_WATER_TANK1_PIN 15</text:p>
      <text:p text:style-name="P3">#define <text:s text:c="3"/>ZONE_WATER_TANK2_PIN 14</text:p>
      <text:p text:style-name="P3">#define <text:s text:c="3"/>ZONE_HOUSE_PIN <text:s text:c="6"/>10</text:p>
      <text:p text:style-name="P3">#define <text:s text:c="3"/>ZONE_GARAGE_PIN <text:s text:c="6"/>9</text:p>
      <text:p text:style-name="P3">#define <text:s text:c="3"/>ZONE_STIEBEL_PIN <text:s text:c="5"/>8</text:p>
      <text:p text:style-name="P3">#define <text:s text:c="3"/>BUZZER_PIN <text:s text:c="11"/>6</text:p>
      <text:p text:style-name="P3">#define <text:s text:c="3"/>TRANSFORMER_PIN <text:s text:c="6"/>7</text:p>
      <text:p text:style-name="P3"/>
      <text:p text:style-name="P3">/* Tank1 Tank2 House and Garage desc show up on the LCD display */</text:p>
      <text:p text:style-name="P3">/* They need to be 5 chars + 1 blank space at the end */</text:p>
      <text:p text:style-name="P3">/* The other desc are only used in server.pde in the dump section. */</text:p>
      <text:p text:style-name="P3">/* They are all used in the slave display if the display is connected */</text:p>
      <text:p text:style-name="P3">struct slave_status ss[NUM_SLAVE_PINS] = {</text:p>
      <text:p text:style-name="P3"><text:s text:c="4"/>{PUMP_PIN, LOW, 0ul, 0ul, "Pump <text:s/>"},</text:p>
      <text:p text:style-name="P3"><text:s text:c="4"/>{PUMP_GARAGE_PIN, LOW, 0ul, 0ul, "GrgPmp"},</text:p>
      <text:p text:style-name="P3"><text:s text:c="4"/>{ZONE_WATER_TANK1_PIN, LOW, 0ul, 0ul, "Tank1 "},</text:p>
      <text:p text:style-name="P3"><text:s text:c="4"/>{ZONE_WATER_TANK2_PIN, LOW, 0ul, 0ul, "Tank2 "},</text:p>
      <text:p text:style-name="P3"><text:s text:c="4"/>{ZONE_HOUSE_PIN, LOW, 0ul, 0ul, "House "},</text:p>
      <text:p text:style-name="P3"><text:s text:c="4"/>{ZONE_GARAGE_PIN, LOW, 0ul, 0ul, "Garag "},</text:p>
      <text:p text:style-name="P3"><text:s text:c="4"/>{ZONE_STIEBEL_PIN, LOW, 0ul, 0ul, "Stieb "},</text:p>
      <text:p text:style-name="P3"><text:s text:c="4"/>{TRANSFORMER_PIN, LOW, 0ul, 0ul, "Trans "},</text:p>
      <text:p text:style-name="P3"><text:s text:c="4"/>{BUZZER_PIN, LOW, 0ul, 0ul, "Buzzer"},</text:p>
      <text:p text:style-name="P3">};</text:p>
      <text:p text:style-name="P3">/* display strings for LCD */</text:p>
      <text:p text:style-name="P3">char <text:s text:c="3"/>*Line0 = "?x00?y0";</text:p>
      <text:p text:style-name="P3">char <text:s text:c="3"/>*Line1 = "?x00?y1";</text:p>
      <text:p text:style-name="P3">char <text:s text:c="3"/>*Line2 = "?x00?y2";</text:p>
      <text:p text:style-name="P3"><text:soft-page-break/>char <text:s text:c="3"/>*Line3 = "?x00?y3";</text:p>
      <text:p text:style-name="P3">char <text:s text:c="3"/>*Line0Clr = "?x00?y0?l";</text:p>
      <text:p text:style-name="P3">char <text:s text:c="3"/>*Line1Clr = "?x00?y1?l";</text:p>
      <text:p text:style-name="P3">char <text:s text:c="3"/>*Line2Clr = "?x00?y2?l";</text:p>
      <text:p text:style-name="P3">char <text:s text:c="3"/>*Line3Clr = "?x00?y3?l";</text:p>
      <text:p text:style-name="P3">char <text:s text:c="3"/>*Saved = "Saved";</text:p>
      <text:p text:style-name="P3">char <text:s text:c="3"/>*ClrScr = "?f";</text:p>
      <text:p text:style-name="P3">char <text:s text:c="3"/>*BkLtHalf = "?B40";</text:p>
      <text:p text:style-name="P3">char <text:s text:c="3"/>*BkLtOff = "?B00";</text:p>
      <text:p text:style-name="P3">char <text:s text:c="3"/>colon = ':';</text:p>
      <text:p text:style-name="P3">char <text:s text:c="3"/>Zero = '0';</text:p>
      <text:p text:style-name="P3">char <text:s text:c="3"/>*Space6 = " <text:s text:c="5"/>"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1965in" style:num-format="1" text:number-position="left" text:increment="1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file-name text:display="name-and-extension">HotWaterH.odt</text:file-name> <text:s/><text:date style:data-style-name="N37" text:date-value="2009-12-02T19:25:43.32">12/02/09</text:date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ichard Hollabaugh</meta:initial-creator>
    <meta:creation-date>2009-02-18T16:37:32.72</meta:creation-date>
    <dc:date>2009-12-02T19:25:43.16</dc:date>
    <dc:creator>Richard Hollabaugh</dc:creator>
    <meta:editing-duration>PT00H21M50S</meta:editing-duration>
    <meta:editing-cycles>13</meta:editing-cycles>
    <meta:generator>OpenOffice.org/3.0$Win32 OpenOffice.org_project/300m15$Build-9379</meta:generator>
    <meta:printed-by>Richard Hollabaugh</meta:printed-by>
    <meta:print-date>2009-10-28T16:45:31.14</meta:print-date>
    <meta:document-statistic meta:table-count="0" meta:image-count="0" meta:object-count="0" meta:page-count="4" meta:paragraph-count="156" meta:word-count="577" meta:character-count="4481"/>
  </office:meta>
</office:document-meta>
</file>